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e47c" officeooo:paragraph-rsid="0014e47c"/>
    </style:style>
    <style:style style:name="P2" style:family="paragraph" style:parent-style-name="Text_20_body" style:list-style-name="L3">
      <style:text-properties officeooo:rsid="0014e47c" officeooo:paragraph-rsid="0014e47c"/>
    </style:style>
    <style:style style:name="P3" style:family="paragraph" style:parent-style-name="Text_20_body" style:list-style-name="L4">
      <style:text-properties officeooo:rsid="0016cb3f" officeooo:paragraph-rsid="0016cb3f"/>
    </style:style>
    <style:style style:name="P4" style:family="paragraph" style:parent-style-name="Text_20_body">
      <style:text-properties officeooo:rsid="0016cb3f" officeooo:paragraph-rsid="0016cb3f"/>
    </style:style>
    <style:style style:name="P5" style:family="paragraph" style:parent-style-name="Heading_20_1">
      <style:text-properties officeooo:rsid="0014e47c" officeooo:paragraph-rsid="0014e4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asic information about package:</text:h>
      <text:p text:style-name="P1">Package name: cxq41_minimal_nodes</text:p>
      <text:p text:style-name="P1">package includes:</text:p>
      <text:list xml:id="list3485071657193311206" text:style-name="L3">
        <text:list-item>
          <text:p text:style-name="P2">minimal_controller.cpp</text:p>
        </text:list-item>
        <text:list-item>
          <text:p text:style-name="P2">minimal_simulator.cpp</text:p>
        </text:list-item>
        <text:list-item>
          <text:p text:style-name="P2">sin_commander.cpp</text:p>
        </text:list-item>
      </text:list>
      <text:p text:style-name="P1">Topic includes:</text:p>
      <text:list xml:id="list6789383476628137830" text:style-name="L4">
        <text:list-item>
          <text:p text:style-name="P3">minimal_controller</text:p>
        </text:list-item>
        <text:list-item>
          <text:p text:style-name="P3">minimal_simulator</text:p>
        </text:list-item>
        <text:list-item>
          <text:p text:style-name="P3">cxq41_sin_commander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22:40:06.067568203</meta:creation-date>
    <dc:date>2018-09-17T01:37:50.576172784</dc:date>
    <meta:editing-duration>PT2H37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3" meta:character-count="223" meta:non-whitespace-character-count="216"/>
  </office:meta>
</office:document-meta>
</file>